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3" style:family="paragraph" style:parent-style-name="Standard" style:list-style-name="L1">
      <style:paragraph-properties style:line-height-at-least="0.198in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5983b0" loext:opacity="100%"/>
    </style:style>
    <style:style style:name="P5" style:family="paragraph" style:parent-style-name="Standard" style:list-style-name="L2">
      <style:paragraph-properties style:line-height-at-least="0.198in"/>
    </style:style>
    <style:style style:name="T1" style:family="text">
      <style:text-properties officeooo:rsid="000e4c4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run this applic<text:span text:style-name="T1">at</text:span>ion</text:p>
      <text:p text:style-name="P2"/>
      <text:list text:style-name="L1">
        <text:list-item>
          <text:p text:style-name="P3">Please install XAMPP server and create a mysql database named battleground.<text:line-break/><text:line-break/><text:span text:style-name="T1">You may download XAMPP via https://www.apachefriends.org/download.html</text:span></text:p>
        </text:list-item>
        <text:list-item>
          <text:p text:style-name="P3"/>
        </text:list-item>
        <text:list-item>
          <text:p text:style-name="P3">please <text:span text:style-name="T1">make sure that you have downloaded the NodeJS version v20.17.0 and run the following command to install all the necessary packages.</text:span></text:p>
        </text:list-item>
      </text:list>
      <text:p text:style-name="P2"/>
      <text:p text:style-name="P4">npm install</text:p>
      <text:p text:style-name="P2"/>
      <text:list text:style-name="L2">
        <text:list-item>
          <text:p text:style-name="P5"><text:span text:style-name="T1">In</text:span> order to install all the node modules and then run two commands below for database migration</text:p>
        </text:list-item>
      </text:list>
      <text:p text:style-name="P2"/>
      <text:p text:style-name="P2"><text:tab/>npm run premigrate</text:p>
      <text:p text:style-name="P2"><text:tab/>npm run migrate</text:p>
      <text:p text:style-name="P2"/>
      <text:p text:style-name="P1">Finally we're ready</text:p>
      <text:p text:style-name="P2"/>
      <text:p text:style-name="P2">Now run the below command and access the server via http://127.0.0.1:3000/explorer/#/</text:p>
      <text:p text:style-name="P2"/>
      <text:p text:style-name="P2"><text:tab/>npm run star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06:23:58.062000000</meta:creation-date>
    <dc:date>2024-10-09T06:30:40.263000000</dc:date>
    <meta:editing-duration>PT6M43S</meta:editing-duration>
    <meta:editing-cycles>1</meta:editing-cycles>
    <meta:generator>LibreOffice/24.8.0.3$Windows_X86_64 LibreOffice_project/0bdf1299c94fe897b119f97f3c613e9dca6be583</meta:generator>
    <meta:print-date>2024-10-09T06:31:10.418000000</meta:print-date>
    <meta:printed-by>PDF files</meta:printed-by>
    <meta:document-statistic meta:table-count="0" meta:image-count="0" meta:object-count="0" meta:page-count="1" meta:paragraph-count="11" meta:word-count="89" meta:character-count="571" meta:non-whitespace-character-count="492"/>
  </office:meta>
</office:document-meta>
</file>